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44" table:default-cell-style-name="ce1"/>
        <table:table-column table:style-name="co2" table:number-columns-repeated="2" table:default-cell-style-name="ce1"/>
        <table:table-column table:style-name="co1" table:number-columns-repeated="970" table:default-cell-style-name="ce1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 = 4</text:p>
          </table:table-cell>
          <table:table-cell table:number-columns-repeated="43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string" calcext:value-type="string">
            <text:p>Num faces</text:p>
          </table:table-cell>
          <table:table-cell office:value-type="string" calcext:value-type="string">
            <text:p>Hypothesis </text:p>
          </table:table-cell>
          <table:table-cell office:value-type="string" calcext:value-type="string">
            <text:p>Prior (P(H))</text:p>
          </table:table-cell>
          <table:table-cell office:value-type="string" calcext:value-type="string">
            <text:p>P(D|H)</text:p>
          </table:table-cell>
          <table:table-cell office:value-type="string" calcext:value-type="string">
            <text:p>P(H) * P(D|H)</text:p>
          </table:table-cell>
          <table:table-cell office:value-type="string" calcext:value-type="string">
            <text:p><text:span text:style-name="T1">Posterior (P(H|D)</text:span>)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office:value-type="float" office:value="0.2" calcext:value-type="float">
            <text:p>0.2</text:p>
          </table:table-cell>
          <table:table-cell table:style-name="ce3" table:formula="of:=1/[.A6]" office:value-type="float" office:value="0.25" calcext:value-type="float">
            <text:p>0.25</text:p>
          </table:table-cell>
          <table:table-cell table:formula="of:=[.C6]*[.D6]" office:value-type="float" office:value="0.05" calcext:value-type="float">
            <text:p>0.05</text:p>
          </table:table-cell>
          <table:table-cell table:formula="of:=[.E6]/[.E11]" office:value-type="float" office:value="0.355029585798817" calcext:value-type="float">
            <text:p>0.355029585798817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6</text:p>
          </table:table-cell>
          <table:table-cell office:value-type="float" office:value="0.25" calcext:value-type="float">
            <text:p>0.25</text:p>
          </table:table-cell>
          <table:table-cell table:style-name="ce3" table:formula="of:=1/[.A7]" office:value-type="float" office:value="0.166666666666667" calcext:value-type="float">
            <text:p>0.166666666666667</text:p>
          </table:table-cell>
          <table:table-cell table:formula="of:=[.C7]*[.D7]" office:value-type="float" office:value="0.0416666666666667" calcext:value-type="float">
            <text:p>0.041666666666667</text:p>
          </table:table-cell>
          <table:table-cell table:formula="of:=[.E7]/[.E11]" office:value-type="float" office:value="0.29585798816568" calcext:value-type="float">
            <text:p>0.29585798816568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8</text:p>
          </table:table-cell>
          <table:table-cell office:value-type="float" office:value="0.2" calcext:value-type="float">
            <text:p>0.2</text:p>
          </table:table-cell>
          <table:table-cell table:style-name="ce3" table:formula="of:=1/[.A8]" office:value-type="float" office:value="0.125" calcext:value-type="float">
            <text:p>0.125</text:p>
          </table:table-cell>
          <table:table-cell table:formula="of:=[.C8]*[.D8]" office:value-type="float" office:value="0.025" calcext:value-type="float">
            <text:p>0.025</text:p>
          </table:table-cell>
          <table:table-cell table:formula="of:=[.E8]/[.E11]" office:value-type="float" office:value="0.177514792899408" calcext:value-type="float">
            <text:p>0.177514792899408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12</text:p>
          </table:table-cell>
          <table:table-cell office:value-type="float" office:value="0.2" calcext:value-type="float">
            <text:p>0.2</text:p>
          </table:table-cell>
          <table:table-cell table:style-name="ce3" table:formula="of:=1/[.A9]" office:value-type="float" office:value="0.0833333333333333" calcext:value-type="float">
            <text:p>0.083333333333333</text:p>
          </table:table-cell>
          <table:table-cell table:formula="of:=[.C9]*[.D9]" office:value-type="float" office:value="0.0166666666666667" calcext:value-type="float">
            <text:p>0.016666666666667</text:p>
          </table:table-cell>
          <table:table-cell table:formula="of:=[.E9]/[.E11]" office:value-type="float" office:value="0.118343195266272" calcext:value-type="float">
            <text:p>0.118343195266272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0</text:p>
          </table:table-cell>
          <table:table-cell office:value-type="float" office:value="0.15" calcext:value-type="float">
            <text:p>0.15</text:p>
          </table:table-cell>
          <table:table-cell table:style-name="ce3" table:formula="of:=1/[.A10]" office:value-type="float" office:value="0.05" calcext:value-type="float">
            <text:p>0.05</text:p>
          </table:table-cell>
          <table:table-cell table:formula="of:=[.C10]*[.D10]" office:value-type="float" office:value="0.0075" calcext:value-type="float">
            <text:p>0.0075</text:p>
          </table:table-cell>
          <table:table-cell table:formula="of:=[.E10]/[.E11]" office:value-type="float" office:value="0.0532544378698225" calcext:value-type="float">
            <text:p>0.053254437869823</text:p>
          </table:table-cell>
          <table:table-cell table:number-columns-repeated="39"/>
          <table:table-cell table:style-name="Default" table:number-columns-repeated="7"/>
          <table:table-cell table:number-columns-repeated="970"/>
        </table:table-row>
        <table:table-row table:style-name="ro1">
          <table:table-cell table:number-columns-repeated="4"/>
          <table:table-cell table:formula="of:=SUM([.E6:.E10])" office:value-type="float" office:value="0.140833333333333" calcext:value-type="float">
            <text:p>0.140833333333333</text:p>
          </table:table-cell>
          <table:table-cell table:number-columns-repeated="40"/>
          <table:table-cell table:style-name="Default" table:number-columns-repeated="7"/>
          <table:table-cell table:number-columns-repeated="970"/>
        </table:table-row>
        <table:table-row table:style-name="ro1" table:number-rows-repeated="3">
          <table:table-cell table:number-columns-repeated="45"/>
          <table:table-cell table:style-name="Default" table:number-columns-repeated="7"/>
          <table:table-cell table:number-columns-repeated="970"/>
        </table:table-row>
        <table:table-row table:style-name="ro1">
          <table:table-cell/>
          <table:table-cell table:style-name="ce2" office:value-type="string" calcext:value-type="string">
            <text:p>D =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faces</text:p>
          </table:table-cell>
          <table:table-cell office:value-type="string" calcext:value-type="string">
            <text:p>Hypothesis </text:p>
          </table:table-cell>
          <table:table-cell office:value-type="string" calcext:value-type="string">
            <text:p>Prior (P(H))</text:p>
          </table:table-cell>
          <table:table-cell office:value-type="string" calcext:value-type="string">
            <text:p>P(D|H)</text:p>
          </table:table-cell>
          <table:table-cell office:value-type="string" calcext:value-type="string">
            <text:p>P(H) * P(D|H)</text:p>
          </table:table-cell>
          <table:table-cell office:value-type="string" calcext:value-type="string">
            <text:p><text:span text:style-name="T1">Posterior (P(H|D)</text:span>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office:value-type="float" office:value="0.355029585798817" calcext:value-type="float">
            <text:p>0.355029585798817</text:p>
          </table:table-cell>
          <table:table-cell table:style-name="ce3" table:formula="of:=1/[.A17]" office:value-type="float" office:value="0.25" calcext:value-type="float">
            <text:p>0.25</text:p>
          </table:table-cell>
          <table:table-cell table:formula="of:=[.C17]*[.D17]" office:value-type="float" office:value="0.0887573964497042" calcext:value-type="float">
            <text:p>0.088757396449704</text:p>
          </table:table-cell>
          <table:table-cell table:formula="of:=[.E17]/[.E22]" office:value-type="float" office:value="0.513698630136986" calcext:value-type="float">
            <text:p>0.51369863013698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6</text:p>
          </table:table-cell>
          <table:table-cell office:value-type="float" office:value="0.29585798816568" calcext:value-type="float">
            <text:p>0.29585798816568</text:p>
          </table:table-cell>
          <table:table-cell table:style-name="ce3" table:formula="of:=1/[.A18]" office:value-type="float" office:value="0.166666666666667" calcext:value-type="float">
            <text:p>0.166666666666667</text:p>
          </table:table-cell>
          <table:table-cell table:formula="of:=[.C18]*[.D18]" office:value-type="float" office:value="0.0493096646942801" calcext:value-type="float">
            <text:p>0.04930966469428</text:p>
          </table:table-cell>
          <table:table-cell table:formula="of:=[.E18]/[.E22]" office:value-type="float" office:value="0.285388127853881" calcext:value-type="float">
            <text:p>0.285388127853881</text:p>
          </table:table-cell>
          <table:table-cell table:number-columns-repeated="44"/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8</text:p>
          </table:table-cell>
          <table:table-cell office:value-type="float" office:value="0.177514792899408" calcext:value-type="float">
            <text:p>0.177514792899408</text:p>
          </table:table-cell>
          <table:table-cell table:style-name="ce3" table:formula="of:=1/[.A19]" office:value-type="float" office:value="0.125" calcext:value-type="float">
            <text:p>0.125</text:p>
          </table:table-cell>
          <table:table-cell table:formula="of:=[.C19]*[.D19]" office:value-type="float" office:value="0.022189349112426" calcext:value-type="float">
            <text:p>0.022189349112426</text:p>
          </table:table-cell>
          <table:table-cell table:formula="of:=[.E19]/[.E22]" office:value-type="float" office:value="0.128424657534247" calcext:value-type="float">
            <text:p>0.12842465753424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12</text:p>
          </table:table-cell>
          <table:table-cell office:value-type="float" office:value="0.118343195266272" calcext:value-type="float">
            <text:p>0.118343195266272</text:p>
          </table:table-cell>
          <table:table-cell table:style-name="ce3" table:formula="of:=1/[.A20]" office:value-type="float" office:value="0.0833333333333333" calcext:value-type="float">
            <text:p>0.083333333333333</text:p>
          </table:table-cell>
          <table:table-cell table:formula="of:=[.C20]*[.D20]" office:value-type="float" office:value="0.00986193293885602" calcext:value-type="float">
            <text:p>0.009861932938856</text:p>
          </table:table-cell>
          <table:table-cell table:formula="of:=[.E20]/[.E22]" office:value-type="float" office:value="0.0570776255707763" calcext:value-type="float">
            <text:p>0.05707762557077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0</text:p>
          </table:table-cell>
          <table:table-cell office:value-type="float" office:value="0.0532544378698225" calcext:value-type="float">
            <text:p>0.053254437869823</text:p>
          </table:table-cell>
          <table:table-cell table:style-name="ce3" table:formula="of:=1/[.A21]" office:value-type="float" office:value="0.05" calcext:value-type="float">
            <text:p>0.05</text:p>
          </table:table-cell>
          <table:table-cell table:formula="of:=[.C21]*[.D21]" office:value-type="float" office:value="0.00266272189349112" calcext:value-type="float">
            <text:p>0.002662721893491</text:p>
          </table:table-cell>
          <table:table-cell table:formula="of:=[.E21]/[.E22]" office:value-type="float" office:value="0.0154109589041096" calcext:value-type="float">
            <text:p>0.0154109589041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E17:.E21])" office:value-type="float" office:value="0.172781065088757" calcext:value-type="float">
            <text:p>0.172781065088757</text:p>
          </table:table-cell>
          <table:table-cell table:number-columns-repeated="1017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 =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faces</text:p>
          </table:table-cell>
          <table:table-cell office:value-type="string" calcext:value-type="string">
            <text:p>Hypothesis </text:p>
          </table:table-cell>
          <table:table-cell office:value-type="string" calcext:value-type="string">
            <text:p>Prior (P(H))</text:p>
          </table:table-cell>
          <table:table-cell office:value-type="string" calcext:value-type="string">
            <text:p>P(D|H)</text:p>
          </table:table-cell>
          <table:table-cell office:value-type="string" calcext:value-type="string">
            <text:p>P(H) * P(D|H)</text:p>
          </table:table-cell>
          <table:table-cell office:value-type="string" calcext:value-type="string">
            <text:p><text:span text:style-name="T1">Posterior (P(H|D)</text:span>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office:value-type="float" office:value="0.513698630136986" calcext:value-type="float">
            <text:p>0.513698630136986</text:p>
          </table:table-cell>
          <table:table-cell table:style-name="ce3" table:formula="of:=1/[.A29]" office:value-type="float" office:value="0.25" calcext:value-type="float">
            <text:p>0.25</text:p>
          </table:table-cell>
          <table:table-cell table:formula="of:=[.C29]*[.D29]" office:value-type="float" office:value="0.128424657534247" calcext:value-type="float">
            <text:p>0.128424657534247</text:p>
          </table:table-cell>
          <table:table-cell table:formula="of:=[.E29]/[.E34]" office:value-type="float" office:value="0.650022871175097" calcext:value-type="float">
            <text:p>0.65002287117509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6</text:p>
          </table:table-cell>
          <table:table-cell office:value-type="float" office:value="0.285388127853881" calcext:value-type="float">
            <text:p>0.285388127853881</text:p>
          </table:table-cell>
          <table:table-cell table:style-name="ce3" table:formula="of:=1/[.A30]" office:value-type="float" office:value="0.166666666666667" calcext:value-type="float">
            <text:p>0.166666666666667</text:p>
          </table:table-cell>
          <table:table-cell table:formula="of:=[.C30]*[.D30]" office:value-type="float" office:value="0.0475646879756469" calcext:value-type="float">
            <text:p>0.047564687975647</text:p>
          </table:table-cell>
          <table:table-cell table:formula="of:=[.E30]/[.E34]" office:value-type="float" office:value="0.240749211546332" calcext:value-type="float">
            <text:p>0.24074921154633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8</text:p>
          </table:table-cell>
          <table:table-cell office:value-type="float" office:value="0.128424657534247" calcext:value-type="float">
            <text:p>0.128424657534247</text:p>
          </table:table-cell>
          <table:table-cell table:style-name="ce3" table:formula="of:=1/[.A31]" office:value-type="float" office:value="0.125" calcext:value-type="float">
            <text:p>0.125</text:p>
          </table:table-cell>
          <table:table-cell table:formula="of:=[.C31]*[.D31]" office:value-type="float" office:value="0.0160530821917808" calcext:value-type="float">
            <text:p>0.016053082191781</text:p>
          </table:table-cell>
          <table:table-cell table:formula="of:=[.E31]/[.E34]" office:value-type="float" office:value="0.0812528588968871" calcext:value-type="float">
            <text:p>0.08125285889688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12</text:p>
          </table:table-cell>
          <table:table-cell office:value-type="float" office:value="0.0570776255707763" calcext:value-type="float">
            <text:p>0.057077625570776</text:p>
          </table:table-cell>
          <table:table-cell table:style-name="ce3" table:formula="of:=1/[.A32]" office:value-type="float" office:value="0.0833333333333333" calcext:value-type="float">
            <text:p>0.083333333333333</text:p>
          </table:table-cell>
          <table:table-cell table:formula="of:=[.C32]*[.D32]" office:value-type="float" office:value="0.00475646879756469" calcext:value-type="float">
            <text:p>0.004756468797565</text:p>
          </table:table-cell>
          <table:table-cell table:formula="of:=[.E32]/[.E34]" office:value-type="float" office:value="0.0240749211546332" calcext:value-type="float">
            <text:p>0.0240749211546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0</text:p>
          </table:table-cell>
          <table:table-cell office:value-type="float" office:value="0.0154109589041096" calcext:value-type="float">
            <text:p>0.01541095890411</text:p>
          </table:table-cell>
          <table:table-cell table:style-name="ce3" table:formula="of:=1/[.A33]" office:value-type="float" office:value="0.05" calcext:value-type="float">
            <text:p>0.05</text:p>
          </table:table-cell>
          <table:table-cell table:formula="of:=[.C33]*[.D33]" office:value-type="float" office:value="0.00077054794520548" calcext:value-type="float">
            <text:p>0.000770547945205</text:p>
          </table:table-cell>
          <table:table-cell table:formula="of:=[.E33]/[.E34]" office:value-type="float" office:value="0.00390013722705058" calcext:value-type="float">
            <text:p>0.00390013722705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E29:.E33])" office:value-type="float" office:value="0.197569444444444" calcext:value-type="float">
            <text:p>0.197569444444444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 =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faces</text:p>
          </table:table-cell>
          <table:table-cell office:value-type="string" calcext:value-type="string">
            <text:p>Hypothesis </text:p>
          </table:table-cell>
          <table:table-cell office:value-type="string" calcext:value-type="string">
            <text:p>Prior (P(H))</text:p>
          </table:table-cell>
          <table:table-cell office:value-type="string" calcext:value-type="string">
            <text:p>P(D|H)</text:p>
          </table:table-cell>
          <table:table-cell office:value-type="string" calcext:value-type="string">
            <text:p>P(H) * P(D|H)</text:p>
          </table:table-cell>
          <table:table-cell office:value-type="string" calcext:value-type="string">
            <text:p><text:span text:style-name="T1">Posterior (P(H|D)</text:span>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office:value-type="float" office:value="0.650022871175097" calcext:value-type="float">
            <text:p>0.650022871175097</text:p>
          </table:table-cell>
          <table:table-cell table:style-name="ce3" office:value-type="float" office:value="0" calcext:value-type="float">
            <text:p>0</text:p>
          </table:table-cell>
          <table:table-cell table:formula="of:=[.C40]*[.D40]" office:value-type="float" office:value="0" calcext:value-type="float">
            <text:p>0</text:p>
          </table:table-cell>
          <table:table-cell table:formula="of:=[.E40]/[.E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6</text:p>
          </table:table-cell>
          <table:table-cell office:value-type="float" office:value="0.240749211546332" calcext:value-type="float">
            <text:p>0.240749211546332</text:p>
          </table:table-cell>
          <table:table-cell table:style-name="ce3" office:value-type="float" office:value="0" calcext:value-type="float">
            <text:p>0</text:p>
          </table:table-cell>
          <table:table-cell table:formula="of:=[.C41]*[.D41]" office:value-type="float" office:value="0" calcext:value-type="float">
            <text:p>0</text:p>
          </table:table-cell>
          <table:table-cell table:formula="of:=[.E41]/[.E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8</text:p>
          </table:table-cell>
          <table:table-cell office:value-type="float" office:value="0.0812528588968871" calcext:value-type="float">
            <text:p>0.081252858896887</text:p>
          </table:table-cell>
          <table:table-cell table:style-name="ce3" table:formula="of:=1/[.A42]" office:value-type="float" office:value="0.125" calcext:value-type="float">
            <text:p>0.125</text:p>
          </table:table-cell>
          <table:table-cell table:formula="of:=[.C42]*[.D42]" office:value-type="float" office:value="0.0101566073621109" calcext:value-type="float">
            <text:p>0.010156607362111</text:p>
          </table:table-cell>
          <table:table-cell table:formula="of:=[.E42]/[.E45]" office:value-type="float" office:value="0.821874441937107" calcext:value-type="float">
            <text:p>0.82187444193710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12</text:p>
          </table:table-cell>
          <table:table-cell office:value-type="float" office:value="0.0240749211546332" calcext:value-type="float">
            <text:p>0.024074921154633</text:p>
          </table:table-cell>
          <table:table-cell table:style-name="ce3" table:formula="of:=1/[.A43]" office:value-type="float" office:value="0.0833333333333333" calcext:value-type="float">
            <text:p>0.083333333333333</text:p>
          </table:table-cell>
          <table:table-cell table:formula="of:=[.C43]*[.D43]" office:value-type="float" office:value="0.00200624342955277" calcext:value-type="float">
            <text:p>0.002006243429553</text:p>
          </table:table-cell>
          <table:table-cell table:formula="of:=[.E43]/[.E45]" office:value-type="float" office:value="0.1623455687777" calcext:value-type="float">
            <text:p>0.162345568777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0</text:p>
          </table:table-cell>
          <table:table-cell office:value-type="float" office:value="0.00390013722705058" calcext:value-type="float">
            <text:p>0.003900137227051</text:p>
          </table:table-cell>
          <table:table-cell table:style-name="ce3" table:formula="of:=1/[.A44]" office:value-type="float" office:value="0.05" calcext:value-type="float">
            <text:p>0.05</text:p>
          </table:table-cell>
          <table:table-cell table:formula="of:=[.C44]*[.D44]" office:value-type="float" office:value="0.000195006861352529" calcext:value-type="float">
            <text:p>0.000195006861353</text:p>
          </table:table-cell>
          <table:table-cell table:formula="of:=[.E44]/[.E45]" office:value-type="float" office:value="0.0157799892851925" calcext:value-type="float">
            <text:p>0.01577998928519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E40:.E44])" office:value-type="float" office:value="0.0123578576530162" calcext:value-type="float">
            <text:p>0.01235785765301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 =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 faces</text:p>
          </table:table-cell>
          <table:table-cell office:value-type="string" calcext:value-type="string">
            <text:p>Hypothesis </text:p>
          </table:table-cell>
          <table:table-cell office:value-type="string" calcext:value-type="string">
            <text:p>Prior (P(H))</text:p>
          </table:table-cell>
          <table:table-cell office:value-type="string" calcext:value-type="string">
            <text:p>P(D|H)</text:p>
          </table:table-cell>
          <table:table-cell office:value-type="string" calcext:value-type="string">
            <text:p>P(H) * P(D|H)</text:p>
          </table:table-cell>
          <table:table-cell office:value-type="string" calcext:value-type="string">
            <text:p><text:span text:style-name="T1">Posterior (P(H|D)</text:span>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=[.C49]*[.D49]" office:value-type="float" office:value="0" calcext:value-type="float">
            <text:p>0</text:p>
          </table:table-cell>
          <table:table-cell table:formula="of:=[.E49]/[.E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6</text:p>
          </table:table-cell>
          <table:table-cell office:value-type="float" office:value="0" calcext:value-type="float">
            <text:p>0</text:p>
          </table:table-cell>
          <table:table-cell table:style-name="ce3" table:formula="of:=1/[.A50]" office:value-type="float" office:value="0.166666666666667" calcext:value-type="float">
            <text:p>0.166666666666667</text:p>
          </table:table-cell>
          <table:table-cell table:formula="of:=[.C50]*[.D50]" office:value-type="float" office:value="0" calcext:value-type="float">
            <text:p>0</text:p>
          </table:table-cell>
          <table:table-cell table:formula="of:=[.E50]/[.E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8</text:p>
          </table:table-cell>
          <table:table-cell office:value-type="float" office:value="0.821874441937107" calcext:value-type="float">
            <text:p>0.821874441937107</text:p>
          </table:table-cell>
          <table:table-cell table:style-name="ce3" table:formula="of:=1/[.A51]" office:value-type="float" office:value="0.125" calcext:value-type="float">
            <text:p>0.125</text:p>
          </table:table-cell>
          <table:table-cell table:formula="of:=[.C51]*[.D51]" office:value-type="float" office:value="0.102734305242138" calcext:value-type="float">
            <text:p>0.102734305242138</text:p>
          </table:table-cell>
          <table:table-cell table:formula="of:=[.E51]/[.E54]" office:value-type="float" office:value="0.877680138972523" calcext:value-type="float">
            <text:p>0.87768013897252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12</text:p>
          </table:table-cell>
          <table:table-cell office:value-type="float" office:value="0.1623455687777" calcext:value-type="float">
            <text:p>0.1623455687777</text:p>
          </table:table-cell>
          <table:table-cell table:style-name="ce3" table:formula="of:=1/[.A52]" office:value-type="float" office:value="0.0833333333333333" calcext:value-type="float">
            <text:p>0.083333333333333</text:p>
          </table:table-cell>
          <table:table-cell table:formula="of:=[.C52]*[.D52]" office:value-type="float" office:value="0.0135287973981417" calcext:value-type="float">
            <text:p>0.013528797398142</text:p>
          </table:table-cell>
          <table:table-cell table:formula="of:=[.E52]/[.E54]" office:value-type="float" office:value="0.115579277560168" calcext:value-type="float">
            <text:p>0.11557927756016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0</text:p>
          </table:table-cell>
          <table:table-cell office:value-type="float" office:value="0.0157799892851925" calcext:value-type="float">
            <text:p>0.015779989285193</text:p>
          </table:table-cell>
          <table:table-cell table:style-name="ce3" table:formula="of:=1/[.A53]" office:value-type="float" office:value="0.05" calcext:value-type="float">
            <text:p>0.05</text:p>
          </table:table-cell>
          <table:table-cell table:formula="of:=[.C53]*[.D53]" office:value-type="float" office:value="0.000788999464259623" calcext:value-type="float">
            <text:p>0.00078899946426</text:p>
          </table:table-cell>
          <table:table-cell table:formula="of:=[.E53]/[.E54]" office:value-type="float" office:value="0.00674058346730898" calcext:value-type="float">
            <text:p>0.00674058346730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E49:.E53])" office:value-type="float" office:value="0.11705210210454" calcext:value-type="float">
            <text:p>0.11705210210454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15:57:25.392820050</meta:creation-date>
    <meta:generator>LibreOffice/6.3.4.2$MacOSX_X86_64 LibreOffice_project/60da17e045e08f1793c57c00ba83cdfce946d0aa</meta:generator>
    <dc:date>2020-06-23T16:28:57.463622841</dc:date>
    <meta:editing-duration>PT8M22S</meta:editing-duration>
    <meta:editing-cycles>2</meta:editing-cycles>
    <meta:document-statistic meta:table-count="1" meta:cell-count="191" meta:object-count="0"/>
  </office:meta>
</office:document-meta>
</file>